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4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3291in"/>
    </style:style>
    <style:style style:name="co3" style:family="table-column">
      <style:table-column-properties fo:break-before="auto" style:column-width="2.1972in"/>
    </style:style>
    <style:style style:name="co4" style:family="table-column">
      <style:table-column-properties fo:break-before="auto" style:column-width="0.4429in"/>
    </style:style>
    <style:style style:name="co5" style:family="table-column">
      <style:table-column-properties fo:break-before="auto" style:column-width="0.3736in"/>
    </style:style>
    <style:style style:name="co6" style:family="table-column">
      <style:table-column-properties fo:break-before="auto" style:column-width="1.1307in"/>
    </style:style>
    <style:style style:name="co7" style:family="table-column">
      <style:table-column-properties fo:break-before="auto" style:column-width="0.65in"/>
    </style:style>
    <style:style style:name="co8" style:family="table-column">
      <style:table-column-properties fo:break-before="auto" style:column-width="6.152in"/>
    </style:style>
    <style:style style:name="co9" style:family="table-column">
      <style:table-column-properties fo:break-before="auto" style:column-width="0.2307in"/>
    </style:style>
    <style:style style:name="co10" style:family="table-column">
      <style:table-column-properties fo:break-before="auto" style:column-width="0.5465in"/>
    </style:style>
    <style:style style:name="co11" style:family="table-column">
      <style:table-column-properties fo:break-before="auto" style:column-width="0.4835in"/>
    </style:style>
    <style:style style:name="co12" style:family="table-column">
      <style:table-column-properties fo:break-before="auto" style:column-width="0.839in"/>
    </style:style>
    <style:style style:name="co13" style:family="table-column">
      <style:table-column-properties fo:break-before="auto" style:column-width="0.5744in"/>
    </style:style>
    <style:style style:name="co15" style:family="table-column">
      <style:table-column-properties fo:break-before="auto" style:column-width="2.4709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6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5" table:default-cell-style-name="ce17"/>
        <table:table-column table:style-name="co14" table:number-columns-repeated="51" table:default-cell-style-name="ce17"/>
        <table:table-column table:style-name="co14" table:number-columns-repeated="958" table:default-cell-style-name="ce20"/>
        <table:table-row table:style-name="ro3">
          <table:table-cell table:style-name="ce15" office:value-type="string" calcext:value-type="string" table:number-columns-spanned="6" table:number-rows-spanned="1">
            <text:p>Format: 16-bit, 16 kHz, Mono</text:p>
          </table:table-cell>
          <table:covered-table-cell table:number-columns-repeated="3"/>
          <table:covered-table-cell table:number-columns-repeated="2" table:style-name="ce5"/>
          <table:table-cell table:number-columns-repeated="1016"/>
        </table:table-row>
        <table:table-row table:style-name="ro3">
          <table:table-cell table:style-name="ce16"/>
          <table:table-cell table:number-columns-repeated="3"/>
          <table:table-cell table:style-name="ce5" table:number-columns-repeated="2"/>
          <table:table-cell table:number-columns-repeated="2"/>
          <table:table-cell office:value-type="string" calcext:value-type="string">
            <text:p>st#</text:p>
          </table:table-cell>
          <table:table-cell office:value-type="string" calcext:value-type="string">
            <text:p>TypeSex</text:p>
          </table:table-cell>
          <table:table-cell office:value-type="string" calcext:value-type="string">
            <text:p>speaker</text:p>
          </table:table-cell>
          <table:table-cell table:style-name="ce5"/>
          <table:table-cell table:number-columns-repeated="1010"/>
        </table:table-row>
        <table:table-row table:style-name="ro3">
          <table:table-cell table:style-name="ce16" office:value-type="string" calcext:value-type="string">
            <text:p>SN</text:p>
          </table:table-cell>
          <table:table-cell table:style-name="ce16" office:value-type="string" calcext:value-type="string">
            <text:p>Filename (wav)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M/F</text:p>
          </table:table-cell>
          <table:table-cell table:style-name="ce16" office:value-type="string" calcext:value-type="string">
            <text:p>Speaker</text:p>
          </table:table-cell>
          <table:table-cell table:style-name="ce16" office:value-type="string" calcext:value-type="string">
            <text:p>Story#</text:p>
          </table:table-cell>
          <table:table-cell office:value-type="string" calcext:value-type="string">
            <text:p>Transcrip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string" calcext:value-type="string">
            <text:p>_file1</text:p>
          </table:table-cell>
          <table:table-cell table:formula="of:=CONCATENATE(&quot;st_&quot;; [.$I3]; &quot;_&quot;; [.$J3]; &quot;_&quot;; [.$K3]; [.$L3]; &quot;.wav&quot;)" office:value-type="string" office:string-value="st_13_AF_Catherine_file1.wav" calcext:value-type="string">
            <text:p>st_13_AF_Catherine_file1.wav</text:p>
          </table:table-cell>
          <table:table-cell table:number-columns-repeated="1009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t_1_HM_Rohit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ohit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Make me a story about persons sitting at a table. They are playing cards.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string" calcext:value-type="string">
            <text:p>_file2</text:p>
          </table:table-cell>
          <table:table-cell table:formula="of:=CONCATENATE(&quot;st_&quot;; [.$I4]; &quot;_&quot;; [.$J4]; &quot;_&quot;; [.$K4]; [.$L4]; &quot;.wav&quot;)" office:value-type="string" office:string-value="st_13_AF_Catherine_file2.wav" calcext:value-type="string">
            <text:p>st_13_AF_Catherine_file2.wav</text:p>
          </table:table-cell>
          <table:table-cell table:number-columns-repeated="1009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st_1_HM_Rohit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ohit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I want a story about a car on the road. A child plays with a toy.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string" calcext:value-type="string">
            <text:p>_file3</text:p>
          </table:table-cell>
          <table:table-cell table:formula="of:=CONCATENATE(&quot;st_&quot;; [.$I5]; &quot;_&quot;; [.$J5]; &quot;_&quot;; [.$K5]; [.$L5]; &quot;.wav&quot;)" office:value-type="string" office:string-value="st_13_AF_Catherine_file3.wav" calcext:value-type="string">
            <text:p>st_13_AF_Catherine_file3.wav</text:p>
          </table:table-cell>
          <table:table-cell table:number-columns-repeated="1009"/>
        </table:table-row>
        <table:table-row table:style-name="ro3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st_1_HM_Rohit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ohit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Generate a story about persons walking on the street. A truck is on the road.</text:p>
          </table:table-cell>
          <table:table-cell table:number-columns-repeated="1015"/>
        </table:table-row>
        <table:table-row table:style-name="ro3"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t_2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I took an aeroplane to India for a backpacking trip.</text:p>
          </table:table-cell>
          <table:table-cell table:number-columns-repeated="1015"/>
        </table:table-row>
        <table:table-row table:style-name="ro3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st_2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I eat apple and banana for evening snacks.</text:p>
          </table:table-cell>
          <table:table-cell table:number-columns-repeated="1015"/>
        </table:table-row>
        <table:table-row table:style-name="ro3"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st_2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I like my bed.</text:p>
          </table:table-cell>
          <table:table-cell table:number-columns-repeated="1015"/>
        </table:table-row>
        <table:table-row table:style-name="ro3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st_3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I took an aeroplane to India and I travelled with a backpack.</text:p>
          </table:table-cell>
          <table:table-cell table:number-columns-repeated="1015"/>
        </table:table-row>
        <table:table-row table:style-name="ro3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st_3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I sleep on my bed.</text:p>
          </table:table-cell>
          <table:table-cell/>
          <table:table-cell table:style-name="ce19" office:value-type="string" calcext:value-type="string">
            <text:p>LABELS FOR OBJECT DETECTOR</text:p>
          </table:table-cell>
          <table:table-cell table:style-name="ce5"/>
          <table:table-cell table:number-columns-repeated="1012"/>
        </table:table-row>
        <table:table-row table:style-name="ro3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st_3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I use a knife to cut my apple and banana and eat with my fork</text:p>
          </table:table-cell>
          <table:table-cell/>
          <table:table-cell table:style-name="ce16" office:value-type="string" calcext:value-type="string">
            <text:p>'aeroplane', 'apple', 'backpack', 'banana', 'baseball bat', 'baseball glove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st_4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For breakfast, I cut my apple and banana with a knife</text:p>
          </table:table-cell>
          <table:table-cell/>
          <table:table-cell table:style-name="ce16" office:value-type="string" calcext:value-type="string">
            <text:p>'bear', 'bed', 'bench', 'bicycle', 'bird', 'boat', 'book', 'bottle', 'bowl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st_4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Then I put the fruits in a refrigerator.</text:p>
          </table:table-cell>
          <table:table-cell/>
          <table:table-cell table:style-name="ce16" office:value-type="string" calcext:value-type="string">
            <text:p>'broccoli', 'bus', 'cake', 'car', 'carrot', 'cat', 'cell phone', 'chair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st_4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Then I go to the toilet and wash my hands.</text:p>
          </table:table-cell>
          <table:table-cell/>
          <table:table-cell table:style-name="ce16" office:value-type="string" calcext:value-type="string">
            <text:p>'clock', 'cow', 'cup', 'diningtable', 'dog', 'donut', 'elephant', 'fire hydrant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st_5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I bought a new set of wine glasses.</text:p>
          </table:table-cell>
          <table:table-cell/>
          <table:table-cell table:style-name="ce16" office:value-type="string" calcext:value-type="string">
            <text:p>'fork', 'frisbee', 'giraffe', 'hair drier', 'handbag', 'horse', 'hot dog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st_5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I bought a new set of wine glass yesterday.</text:p>
          </table:table-cell>
          <table:table-cell/>
          <table:table-cell table:style-name="ce16" office:value-type="string" calcext:value-type="string">
            <text:p>'keyboard', 'kite', 'knife', 'laptop', 'microwave', 'motorbike', 'mouse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st_5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Then I ate pizza with my wine.</text:p>
          </table:table-cell>
          <table:table-cell/>
          <table:table-cell table:style-name="ce16" office:value-type="string" calcext:value-type="string">
            <text:p>'orange', 'oven', 'parking meter', 'person', 'pizza', 'pottedplant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st_6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I want a story about a person flying a kite.</text:p>
          </table:table-cell>
          <table:table-cell/>
          <table:table-cell table:style-name="ce16" office:value-type="string" calcext:value-type="string">
            <text:p>'refrigerator', 'remote', 'sandwich', 'scissors', 'sheep', 'sink', 'skateboard', 'skis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st_6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It is raining and a person is holding an umbrella.</text:p>
          </table:table-cell>
          <table:table-cell/>
          <table:table-cell table:style-name="ce16" office:value-type="string" calcext:value-type="string">
            <text:p>'snowboard', 'sofa', 'spoon', 'sports ball', 'stop sign', 'suitcase', 'surfboard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st_6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A man is walking is dog.</text:p>
          </table:table-cell>
          <table:table-cell/>
          <table:table-cell table:style-name="ce16" office:value-type="string" calcext:value-type="string">
            <text:p>'teddy bear', 'tennis racket', 'tie', 'toaster', 'toilet', 'toothbrush', 'traffic light',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st_7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I cut my hair with scissors.</text:p>
          </table:table-cell>
          <table:table-cell/>
          <table:table-cell table:style-name="ce16" office:value-type="string" calcext:value-type="string">
            <text:p>'train', 'truck', 'tvmonitor', 'umbrella', 'vase', 'wine glass', 'zebra'</text:p>
          </table:table-cell>
          <table:table-cell table:style-name="ce5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st_7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Then I read my favorite book about an aeroplane.</text:p>
          </table:table-cell>
          <table:table-cell table:number-columns-repeated="2"/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st_7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ishabh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Finally I ate my apple and banana.</text:p>
          </table:table-cell>
          <table:table-cell table:number-columns-repeated="2"/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st_8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9" office:value-type="string" calcext:value-type="string">
            <text:p>Yashwant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'en-AU-Catherine', 'en-AU-HayleyRUS', 'en-CA-HeatherRUS',</text:p>
          </table:table-cell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st_8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9" office:value-type="string" calcext:value-type="string">
            <text:p>Yashwant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'en-CA-Linda', 'en-GB-George', 'en-GB-HazelRUS',</text:p>
          </table:table-cell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st_8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9" office:value-type="string" calcext:value-type="string">
            <text:p>Yashwant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'en-GB-Susan', 'en-IE-Sean', 'en-IN-Heera',</text:p>
          </table:table-cell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st_9_HM_Rishabh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'en-IN-PriyaRUS', 'en-IN-Ravi', 'en-US-AriaRUS',</text:p>
          </table:table-cell>
          <table:table-cell table:style-name="ce16" table:number-columns-repeated="6"/>
          <table:table-cell table:number-columns-repeated="1007"/>
        </table:table-row>
        <table:table-row table:style-name="ro3"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st_9_HM_Rishabh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table:style-name="ce16" office:value-type="string" calcext:value-type="string">
            <text:p>'en-US-BenjaminRUS', 'en-US-GuyRUS', 'en-US-ZiraRUS'</text:p>
          </table:table-cell>
          <table:table-cell table:number-columns-repeated="1013"/>
        </table:table-row>
        <table:table-row table:style-name="ro3"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st_9_HM_Rishabh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st_10_HM_Karam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st_10_HM_Karam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st_10_HM_Karam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st_11_HM_Karam_file1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st_11_HM_Karam_file2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st_11_HM_Karam_file3.wav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Karam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st_12_AM_George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Make me a story about persons sitting at a table. They are playing cards.</text:p>
          </table:table-cell>
          <table:table-cell table:number-columns-repeated="1015"/>
        </table:table-row>
        <table:table-row table:style-name="ro3"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st_12_AM_George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I want a story about a car on the road. A child plays with a toy.</text:p>
          </table:table-cell>
          <table:table-cell table:number-columns-repeated="1015"/>
        </table:table-row>
        <table:table-row table:style-name="ro3"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st_12_AM_George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Generate a story about persons walking on the street. A truck is on the road.</text:p>
          </table:table-cell>
          <table:table-cell table:number-columns-repeated="1015"/>
        </table:table-row>
        <table:table-row table:style-name="ro3">
          <table:table-cell table:style-name="ce16" office:value-type="float" office:value="37" calcext:value-type="float">
            <text:p>37</text:p>
          </table:table-cell>
          <table:table-cell table:style-name="ce16" office:value-type="string" calcext:value-type="string">
            <text:p>st_13_AF_Catherine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I took an aeroplane to India for a backpacking trip.</text:p>
          </table:table-cell>
          <table:table-cell table:number-columns-repeated="1015"/>
        </table:table-row>
        <table:table-row table:style-name="ro3"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st_13_AF_Catherine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I eat apple and banana for evening snacks.</text:p>
          </table:table-cell>
          <table:table-cell table:number-columns-repeated="1015"/>
        </table:table-row>
        <table:table-row table:style-name="ro3">
          <table:table-cell table:style-name="ce16" office:value-type="float" office:value="39" calcext:value-type="float">
            <text:p>39</text:p>
          </table:table-cell>
          <table:table-cell table:style-name="ce16" office:value-type="string" calcext:value-type="string">
            <text:p>st_13_AF_Catherine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Catherine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I like my bed.</text:p>
          </table:table-cell>
          <table:table-cell table:number-columns-repeated="1015"/>
        </table:table-row>
        <table:table-row table:style-name="ro3"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st_14_AM_Benjamin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Benjamin</text:p>
          </table:table-cell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I took an aeroplane to India and I travelled with a backpack.</text:p>
          </table:table-cell>
          <table:table-cell table:number-columns-repeated="1015"/>
        </table:table-row>
        <table:table-row table:style-name="ro3">
          <table:table-cell table:style-name="ce16" office:value-type="float" office:value="41" calcext:value-type="float">
            <text:p>41</text:p>
          </table:table-cell>
          <table:table-cell table:style-name="ce16" office:value-type="string" calcext:value-type="string">
            <text:p>st_14_AM_Benjamin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Benjamin</text:p>
          </table:table-cell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I sleep on my bed.</text:p>
          </table:table-cell>
          <table:table-cell table:number-columns-repeated="1015"/>
        </table:table-row>
        <table:table-row table:style-name="ro3"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st_14_AM_Benjamin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Benjamin</text:p>
          </table:table-cell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I use a knife to cut my apple and banana and eat with my fork</text:p>
          </table:table-cell>
          <table:table-cell table:number-columns-repeated="1015"/>
        </table:table-row>
        <table:table-row table:style-name="ro3"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st_15_AM_Ravi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avi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For breakfast, I cut my apple and banana with a knife</text:p>
          </table:table-cell>
          <table:table-cell table:number-columns-repeated="1015"/>
        </table:table-row>
        <table:table-row table:style-name="ro3"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st_15_AM_Ravi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avi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Then I put the fruits in a refrigerator.</text:p>
          </table:table-cell>
          <table:table-cell table:number-columns-repeated="1015"/>
        </table:table-row>
        <table:table-row table:style-name="ro3"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st_15_AM_Ravi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Ravi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Then I go to the toilet and wash my hands.</text:p>
          </table:table-cell>
          <table:table-cell table:number-columns-repeated="1015"/>
        </table:table-row>
        <table:table-row table:style-name="ro3"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st_16_AF_Susan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Susan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I bought a new set of wine glasses.</text:p>
          </table:table-cell>
          <table:table-cell table:number-columns-repeated="1015"/>
        </table:table-row>
        <table:table-row table:style-name="ro3"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st_16_AF_Susan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Susan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I bought a new set of wine glass yesterday.</text:p>
          </table:table-cell>
          <table:table-cell table:number-columns-repeated="1015"/>
        </table:table-row>
        <table:table-row table:style-name="ro3"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st_16_AF_Susan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Susan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Then I ate pizza with my wine.</text:p>
          </table:table-cell>
          <table:table-cell table:number-columns-repeated="1015"/>
        </table:table-row>
        <table:table-row table:style-name="ro3"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st_17_AF_Hazel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azel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I want a story about a person flying a kite.</text:p>
          </table:table-cell>
          <table:table-cell table:number-columns-repeated="1015"/>
        </table:table-row>
        <table:table-row table:style-name="ro3"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st_17_AF_Hazel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azel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It is raining and a person is holding an umbrella.</text:p>
          </table:table-cell>
          <table:table-cell table:number-columns-repeated="1015"/>
        </table:table-row>
        <table:table-row table:style-name="ro3"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st_17_AF_Hazel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azel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A man is walking is dog.</text:p>
          </table:table-cell>
          <table:table-cell table:number-columns-repeated="1015"/>
        </table:table-row>
        <table:table-row table:style-name="ro3"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st_18_AF_Heera_file1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I cut my hair with scissors.</text:p>
          </table:table-cell>
          <table:table-cell table:number-columns-repeated="1015"/>
        </table:table-row>
        <table:table-row table:style-name="ro3"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st_18_AF_Heera_file2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Then I read my favorite book about an aeroplane.</text:p>
          </table:table-cell>
          <table:table-cell table:number-columns-repeated="1015"/>
        </table:table-row>
        <table:table-row table:style-name="ro3"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st_18_AF_Heera_file3.wav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Heera</text:p>
          </table:table-cell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Finally I ate my apple and banana.</text:p>
          </table:table-cell>
          <table:table-cell table:number-columns-repeated="1015"/>
        </table:table-row>
        <table:table-row table:style-name="ro3" table:number-rows-repeated="72">
          <table:table-cell table:style-name="ce16" table:number-columns-repeated="6"/>
          <table:table-cell table:number-columns-repeated="1016"/>
        </table:table-row>
        <table:table-row table:style-name="ro3" table:number-rows-repeated="1048446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14" table:number-columns-repeated="1024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4" table:number-columns-repeated="1024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03:40:28.375178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/>
    <meta:creation-date>2006-09-16T00:00:00Z</meta:creation-date>
    <dc:date>2020-08-06T03:42:12.798448275</dc:date>
    <meta:editing-duration>PT1H15M24S</meta:editing-duration>
    <meta:editing-cycles>26</meta:editing-cycles>
    <meta:document-statistic meta:table-count="3" meta:cell-count="409" meta:object-count="0"/>
    <meta:user-defined meta:name="WorkbookGuid">38688108-1fe5-4f85-95bb-5a15ddce8d5c</meta:user-defined>
  </office:meta>
</office:document-meta>
</file>